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986ff" officeooo:paragraph-rsid="000986ff"/>
    </style:style>
    <style:style style:name="P2" style:family="paragraph" style:parent-style-name="Standard">
      <style:text-properties officeooo:rsid="000c13f1" officeooo:paragraph-rsid="000c13f1"/>
    </style:style>
    <style:style style:name="P3" style:family="paragraph" style:parent-style-name="Standard">
      <style:text-properties officeooo:rsid="000c7e39" officeooo:paragraph-rsid="000c7e39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</style:style>
    <style:style style:name="P5" style:family="paragraph" style:parent-style-name="Standard">
      <style:paragraph-properties fo:margin-left="0cm" fo:margin-right="0cm" fo:line-height="108%" fo:text-align="start" style:justify-single-word="false" fo:text-indent="0cm" style:auto-text-indent="false"/>
    </style:style>
    <style:style style:name="P6" style:family="paragraph" style:parent-style-name="Heading_20_1" style:list-style-name="WWNum3"/>
    <style:style style:name="P7" style:family="paragraph" style:parent-style-name="Title" style:master-page-name="Standard">
      <style:paragraph-properties style:page-number="auto"/>
    </style:style>
    <style:style style:name="T1" style:family="text">
      <style:text-properties fo:color="#000000" style:font-name="Open Sans" fo:font-size="10.5pt" fo:background-color="#ffffff" loext:char-shading-value="0" style:font-size-asian="10.5pt" style:font-name-complex="Open Sans1" style:font-size-complex="10.5pt"/>
    </style:style>
    <style:style style:name="T2" style:family="text">
      <style:text-properties fo:color="#000000" style:font-name="Open Sans" fo:font-size="10.5pt" officeooo:rsid="000b2494" fo:background-color="#ffffff" loext:char-shading-value="0" style:font-size-asian="10.5pt" style:font-name-complex="Open Sans1" style:font-size-complex="10.5pt"/>
    </style:style>
    <style:style style:name="T3" style:family="text">
      <style:text-properties fo:color="#000000" style:font-name="Open Sans" fo:font-size="10.5pt" officeooo:rsid="000c13f1" fo:background-color="#ffffff" loext:char-shading-value="0" style:font-size-asian="10.5pt" style:font-name-complex="Open Sans1" style:font-size-complex="10.5pt"/>
    </style:style>
    <style:style style:name="T4" style:family="text">
      <style:text-properties fo:color="#000000" style:font-name="Open Sans" fo:font-size="10.5pt" fo:font-style="italic" fo:background-color="#ffffff" loext:char-shading-value="0" style:font-size-asian="10.5pt" style:font-style-asian="italic" style:font-name-complex="Open Sans1" style:font-size-complex="10.5pt" style:font-style-complex="italic"/>
    </style:style>
    <style:style style:name="T5" style:family="text">
      <style:text-properties fo:color="#000000" style:font-name="Open Sans" fo:font-size="10.5pt" fo:font-style="normal" officeooo:rsid="000c13f1" fo:background-color="#ffffff" loext:char-shading-value="0" style:font-size-asian="10.5pt" style:font-style-asian="normal" style:font-name-complex="Open Sans1" style:font-size-complex="10.5pt" style:font-style-complex="normal"/>
    </style:style>
    <style:style style:name="T6" style:family="text">
      <style:text-properties fo:color="#000000" style:font-name="Open Sans" fo:font-size="10.5pt" fo:font-style="normal" fo:background-color="#ffffff" loext:char-shading-value="0" style:font-size-asian="10.5pt" style:font-style-asian="normal" style:font-name-complex="Open Sans1" style:font-size-complex="10.5pt" style:font-style-complex="normal"/>
    </style:style>
    <style:style style:name="T7" style:family="text">
      <style:text-properties fo:color="#000000" style:font-name="Open Sans" fo:font-size="10.5pt" fo:font-style="normal" officeooo:rsid="000c7e39" fo:background-color="#ffffff" loext:char-shading-value="0" style:font-size-asian="10.5pt" style:font-style-asian="normal" style:font-name-complex="Open Sans1" style:font-size-complex="10.5pt" style:font-style-complex="normal"/>
    </style:style>
    <style:style style:name="T8" style:family="text">
      <style:text-properties fo:color="#000000" style:font-name="Open Sans" fo:font-size="10.5pt" fo:font-style="normal" officeooo:rsid="000ca92d" fo:background-color="#ffffff" loext:char-shading-value="0" style:font-size-asian="10.5pt" style:font-style-asian="normal" style:font-name-complex="Open Sans1" style:font-size-complex="10.5pt" style:font-style-complex="normal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0ca92d" fo:background-color="#ffffff" loext:char-shading-value="0"/>
    </style:style>
    <style:style style:name="T11" style:family="text">
      <style:text-properties officeooo:rsid="000986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ciplina Ciência de Dados Aplicada e </text:p>
      <text:p text:style-name="Title">Ciência de Dados para Todos</text:p>
      <text:p text:style-name="P4">Relatório 1 – Importação e Limpeza de Dados</text:p>
      <text:p text:style-name="P4">Autor: <text:span text:style-name="T11">Pedro Henrique Luz de Araujo</text:span> Data: <text:span text:style-name="T11">06/04/2018</text:span></text:p>
      <text:p text:style-name="P4"><text:bookmark text:name="_GoBack"/></text:p>
      <text:list xml:id="list4421368887246448339" text:style-name="WWNum3">
        <text:list-item>
          <text:h text:style-name="P6" text:outline-level="1">Introdução</text:h>
        </text:list-item>
      </text:list>
      <text:p text:style-name="P1"><text:span text:style-name="T1">Os dados podem ser encarados como observações ou medições </text:span><text:span text:style-name="T2">de eventos no mundo. A partir d</text:span><text:span text:style-name="T3">e dados organizados e estruturados podemos extrair </text:span><text:span text:style-name="T5">compreensões e entendimentos sobre a realidade descrita pelos dados ou até mesmo construir modelos de explicação dessa realidade.</text:span></text:p>
      <text:p text:style-name="P2"><text:span text:style-name="T6">Diante desse potencial de construção do conhecimento, a análise dos dados relacionados à produção acadêmica dos professores da Universidade de Brasília podem informar e fornecer </text:span><text:span text:style-name="T4">insights </text:span><text:span text:style-name="T6">que auxiliem a elaboração de políticas internas da Universidade que promovam o desenvolvimento científico da UnB. Serão avaliados os currículos depositados na plataforma Lattes, composto de três bases de dado, além de </text:span><text:span text:style-name="T8">dados sobre grupos de pesquisa da UnB, a partir de base do Diretório de Grupos de Pesquisa (DGP).</text:span><text:span text:style-name="T7"><text:tab/></text:span></text:p>
      <text:p text:style-name="P2"><text:span text:style-name="T6">Inicialmente, busca-se fazer uma avaliação descritiva das bases mencionadas com o objetivo de melhor entendê-las.</text:span></text:p>
      <text:list xml:id="list120306016922780" text:continue-numbering="true" text:style-name="WWNum3">
        <text:list-item>
          <text:h text:style-name="P6" text:outline-level="1">Metodologia</text:h>
        </text:list-item>
      </text:list>
      <text:p text:style-name="P3"><text:span text:style-name="T9">Foi utilizada a plataforma RStudio para a utilização da linguagem R, juntamente com o pacote jsonlite para a importação de dados armazenados em arquivo json. </text:span><text:span text:style-name="T10">Para importação e limpeza dos dados salvos como tabela do Excel, usou-se o pacote readxl.</text:span></text:p>
      <text:p text:style-name="P3"><text:span text:style-name="T9">As funções summary e str foram usadas para se obter uma descrição das variáveis e respectivas classes das bases analisadas. Por outro lado, as funções name, length e unlist foram utilizadas para analisar os dados estruturados em formato json.</text:span></text:p>
      <text:list xml:id="list120307395154673" text:continue-numbering="true" text:style-name="WWNum3">
        <text:list-item>
          <text:h text:style-name="P6" text:outline-level="1">Resultados</text:h>
        </text:list-item>
      </text:list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0.63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text-properties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.63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635cm" loext:contextual-spacing="true" fo:line-height="100%" fo:text-align="center" style:justify-single-word="false"/>
      <style:text-properties fo:font-size="18pt" fo:letter-spacing="-0.018cm" fo:font-weight="bold" style:letter-kerning="true" style:font-name-asian="F" style:font-family-generic-asian="system" style:font-pitch-asian="variable" style:font-size-asian="18pt" style:font-weight-asian="bold" style:font-size-complex="28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pt" style:country-asian="BR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Times New Roman" fo:font-family="'Times New Roman'" style:font-family-generic="roman" style:font-pitch="variable" fo:font-size="18pt" fo:letter-spacing="-0.018cm" fo:font-weight="bold" style:letter-kerning="true" style:font-name-asian="F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Barros Sampaio</meta:initial-creator>
    <meta:editing-cycles>7</meta:editing-cycles>
    <meta:print-date>2018-04-06T00:31:00</meta:print-date>
    <meta:creation-date>2018-04-04T19:51:00</meta:creation-date>
    <dc:date>2018-04-06T12:03:05.472762292</dc:date>
    <meta:editing-duration>PT10H43M38S</meta:editing-duration>
    <meta:generator>LibreOffice/5.1.6.2$Linux_X86_64 LibreOffice_project/10m0$Build-2</meta:generator>
    <meta:document-statistic meta:table-count="0" meta:image-count="0" meta:object-count="0" meta:page-count="1" meta:paragraph-count="12" meta:word-count="242" meta:character-count="1572" meta:non-whitespace-character-count="13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